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85pt"/>
    </style:style>
    <style:style style:name="co2" style:family="table-column">
      <style:table-column-properties fo:break-before="auto" style:column-width="118.74pt"/>
    </style:style>
    <style:style style:name="co3" style:family="table-column">
      <style:table-column-properties fo:break-before="auto" style:column-width="103.69pt"/>
    </style:style>
    <style:style style:name="co4" style:family="table-column">
      <style:table-column-properties fo:break-before="auto" style:column-width="63.21pt"/>
    </style:style>
    <style:style style:name="co5" style:family="table-column">
      <style:table-column-properties fo:break-before="auto" style:column-width="274.14pt"/>
    </style:style>
    <style:style style:name="co6" style:family="table-column">
      <style:table-column-properties fo:break-before="auto" style:column-width="254.1pt"/>
    </style:style>
    <style:style style:name="co7" style:family="table-column">
      <style:table-column-properties fo:break-before="auto" style:column-width="114.8pt"/>
    </style:style>
    <style:style style:name="co8" style:family="table-column">
      <style:table-column-properties fo:break-before="auto" style:column-width="44.45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80.65pt" fo:break-before="auto" style:use-optimal-row-height="true"/>
    </style:style>
    <style:style style:name="ro3" style:family="table-row">
      <style:table-row-properties style:row-height="92.01pt" fo:break-before="auto" style:use-optimal-row-height="true"/>
    </style:style>
    <style:style style:name="ro4" style:family="table-row">
      <style:table-row-properties style:row-height="57.94pt" fo:break-before="auto" style:use-optimal-row-height="true"/>
    </style:style>
    <style:style style:name="ro5" style:family="table-row">
      <style:table-row-properties style:row-height="137.51pt" fo:break-before="auto" style:use-optimal-row-height="true"/>
    </style:style>
    <style:style style:name="ro6" style:family="table-row">
      <style:table-row-properties style:row-height="69.31pt" fo:break-before="auto" style:use-optimal-row-height="true"/>
    </style:style>
    <style:style style:name="ro7" style:family="table-row">
      <style:table-row-properties style:row-height="114.86pt" fo:break-before="auto" style:use-optimal-row-height="true"/>
    </style:style>
    <style:style style:name="ro8" style:family="table-row">
      <style:table-row-properties style:row-height="103.55pt" fo:break-before="auto" style:use-optimal-row-height="true"/>
    </style:style>
    <style:style style:name="ro9" style:family="table-row">
      <style:table-row-properties style:row-height="92.21pt" fo:break-before="auto" style:use-optimal-row-height="true"/>
    </style:style>
    <style:style style:name="ro10" style:family="table-row">
      <style:table-row-properties style:row-height="126.11pt" fo:break-before="auto" style:use-optimal-row-height="true"/>
    </style:style>
    <style:style style:name="ro11" style:family="table-row">
      <style:table-row-properties style:row-height="216.9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fo:margin-left="0pt"/>
    </style:style>
    <style:style style:name="ce3" style:family="table-cell" style:parent-style-name="Default">
      <style:table-cell-properties fo:wrap-option="wrap" style:vertical-align="top"/>
      <style:text-properties fo:font-weight="bold" style:font-weight-asian="bold" style:font-weight-complex="bold"/>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Liberation Sans"/>
    </style:style>
    <style:style style:name="ce6" style:family="table-cell" style:parent-style-name="Default">
      <style:table-cell-properties fo:wrap-option="wrap" style:vertical-align="top"/>
      <style:text-properties fo:color="#000000" style:font-name="Liberation Sans" fo:language="none" fo:country="none" style:font-name-asian="Monaco" style:language-asian="none" style:country-asian="none" style:font-name-complex="Monaco" style:language-complex="none" style:country-complex="none"/>
    </style:style>
    <style:style style:name="ce7" style:family="table-cell" style:parent-style-name="Default">
      <style:table-cell-properties style:vertical-align="top"/>
      <style:text-properties fo:font-weight="bold" style:font-weight-asian="bold" style:font-weight-complex="bold"/>
    </style:style>
    <style:style style:name="ce8" style:family="table-cell" style:parent-style-name="Default">
      <style:table-cell-properties style:vertical-align="top"/>
    </style:style>
    <style:style style:name="T1" style:family="text">
      <style:text-properties style:font-name="Liberation Sans" style:font-name-asian="SimSun" style:font-name-complex="Lucida Sans"/>
    </style:style>
    <style:style style:name="T2" style:family="text">
      <style:text-properties fo:color="#000000" fo:font-size="10pt" style:font-name-asian="Monaco" style:font-name-complex="Monaco" style:font-size-asian="10pt" style:font-size-complex="10pt"/>
    </style:style>
    <style:style style:name="T3" style:family="text">
      <style:text-properties fo:color="#000000" style:font-name-asian="Monaco" style:font-name-complex="Monaco"/>
    </style:style>
    <style:style style:name="T4" style:family="text">
      <style:text-properties style:font-name="Liberation Sans" fo:color="#000000" fo:font-size="10pt" style:font-name-asian="Monaco" style:font-name-complex="Monaco" style:font-size-asian="10pt" style:font-size-complex="1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ce8"/>
        <table:table-row table:style-name="ro1">
          <table:table-cell table:style-name="ce1" office:value-type="string" calcext:value-type="string">
            <text:p>Number</text:p>
          </table:table-cell>
          <table:table-cell table:style-name="ce3" office:value-type="string" calcext:value-type="string">
            <text:p>Name</text:p>
          </table:table-cell>
          <table:table-cell table:style-name="ce3" office:value-type="string" calcext:value-type="string">
            <text:p>Description</text:p>
          </table:table-cell>
          <table:table-cell table:style-name="ce3" office:value-type="string" calcext:value-type="string">
            <text:p>Setup</text:p>
          </table:table-cell>
          <table:table-cell table:style-name="ce3" office:value-type="string" calcext:value-type="string">
            <text:p>Steps</text:p>
          </table:table-cell>
          <table:table-cell table:style-name="ce3" office:value-type="string" calcext:value-type="string">
            <text:p>Expected Results</text:p>
          </table:table-cell>
          <table:table-cell table:style-name="ce3" office:value-type="string" calcext:value-type="string">
            <text:p>Actual Results</text:p>
          </table:table-cell>
          <table:table-cell table:style-name="ce3" office:value-type="string" calcext:value-type="string">
            <text:p>Result</text:p>
          </table:table-cell>
          <table:table-cell table:style-name="ce7" table:number-columns-repeated="1016"/>
        </table:table-row>
        <table:table-row table:style-name="ro2">
          <table:table-cell office:value-type="float" office:value="1" calcext:value-type="float">
            <text:p>1</text:p>
          </table:table-cell>
          <table:table-cell office:value-type="string" calcext:value-type="string">
            <text:p>Verify valid POST to /hash</text:p>
          </table:table-cell>
          <table:table-cell office:value-type="string" calcext:value-type="string">
            <text:p>A POST to /hash should return a valid job id and the job id should increment for each request</text:p>
          </table:table-cell>
          <table:table-cell office:value-type="string" calcext:value-type="string">
            <text:p>Set PORT environment variable (ex: export PORT=8088)</text:p>
          </table:table-cell>
          <table:table-cell office:value-type="string" calcext:value-type="string">
            <text:p>1. Launch the hash server application in one terminal window</text:p>
            <text:p>2. In a new terminal window send a valid POST to /hash: </text:p>
            <text:p>curl -X POST -H "application/json" -d '{"password":"goodpassword"}' <text:a xlink:href="http://127.0.0.1:8088/hash" xlink:type="simple">http://127.0.0.1:8088/hash</text:a></text:p>
            <text:p>3. Send the same POST again</text:p>
          </table:table-cell>
          <table:table-cell office:value-type="string" calcext:value-type="string">
            <text:p>1. Hash server application launches and is waiting</text:p>
            <text:p>2. POST returns a job identifier immediately and then pauses for 5 seconds.</text:p>
            <text:p>3. POST is successful and returns a job identifier that has incremented by one</text:p>
          </table:table-cell>
          <table:table-cell office:value-type="string" calcext:value-type="string">
            <text:p>Response does not return job identifier immediately. <text:s/>It waits for 5 seconds before returning the job id.</text:p>
          </table:table-cell>
          <table:table-cell office:value-type="string" calcext:value-type="string">
            <text:p>FAILED</text:p>
          </table:table-cell>
          <table:table-cell table:number-columns-repeated="1016"/>
        </table:table-row>
        <table:table-row table:style-name="ro3">
          <table:table-cell office:value-type="float" office:value="2" calcext:value-type="float">
            <text:p>2</text:p>
          </table:table-cell>
          <table:table-cell office:value-type="string" calcext:value-type="string">
            <text:p>Verify POST to /hash with different password inputs</text:p>
          </table:table-cell>
          <table:table-cell office:value-type="string" calcext:value-type="string">
            <text:p>POST to /hash with different inputs for the password string</text:p>
          </table:table-cell>
          <table:table-cell office:value-type="string" calcext:value-type="string">
            <text:p>Set PORT environment variable (ex: export PORT=8088)</text:p>
          </table:table-cell>
          <table:table-cell office:value-type="string" calcext:value-type="string">
            <text:p>1. Launch the hash server application in one terminal window</text:p>
            <text:p>2. In a new terminal window send a POST to /hash with an empty password:</text:p>
            <text:p>curl -X POST -H "application/json" -d '{"password":""}' <text:a xlink:href="http://127.0.0.1:8088/hash" xlink:type="simple">http://127.0.0.1:8088/hash</text:a></text:p>
            <text:p>3. Send the POST again but with “1” as the password string</text:p>
            <text:p>4. Send the POST again but with a password string that is &gt;256 chars</text:p>
          </table:table-cell>
          <table:table-cell office:value-type="string" calcext:value-type="string">
            <text:p>1. Hash server application launches and is waiting</text:p>
            <text:p>2. POST is successful and returns a job identifier</text:p>
            <text:p>3. POST is successful and returns a job identifier that has incremented by one</text:p>
            <text:p><text:span text:style-name="T1">4. POST is successful and returns a job identifier that has incremented by one</text:span></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4">
          <table:table-cell office:value-type="float" office:value="3" calcext:value-type="float">
            <text:p>3</text:p>
          </table:table-cell>
          <table:table-cell office:value-type="string" calcext:value-type="string">
            <text:p>Verify POST to /hash with wrong port</text:p>
          </table:table-cell>
          <table:table-cell office:value-type="string" calcext:value-type="string">
            <text:p>POST to /hash with the wrong port number and confirm error</text:p>
          </table:table-cell>
          <table:table-cell office:value-type="string" calcext:value-type="string">
            <text:p>Set PORT environment variable (ex: export PORT=8088)</text:p>
          </table:table-cell>
          <table:table-cell office:value-type="string" calcext:value-type="string">
            <text:p>1. Launch the hash server application in one terminal window</text:p>
            <text:p>2. In a new terminal window send a POST to /hash with the incorrect port number:</text:p>
            <text:p>curl -X POST -H "application/json" -d '{"password":"goodpassword"}' <text:a xlink:href="http://127.0.0.1:9999/" xlink:type="simple">http://127.0.0.1:9999/</text:a>hash</text:p>
          </table:table-cell>
          <table:table-cell table:style-name="ce5" office:value-type="string" calcext:value-type="string">
            <text:p>1. Hash server application launches and is waiting</text:p>
            <text:p>2. POST is not successful and returns error:  “<text:span text:style-name="T2">Failed to connect to 127.0.0.1 port 9999: Connection refused”</text:span></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5">
          <table:table-cell office:value-type="float" office:value="4" calcext:value-type="float">
            <text:p>4</text:p>
          </table:table-cell>
          <table:table-cell office:value-type="string" calcext:value-type="string">
            <text:p>Verify simultaneous POSTs to /hash</text:p>
          </table:table-cell>
          <table:table-cell office:value-type="string" calcext:value-type="string">
            <text:p>POST simultaneous requests to /hash and confirm they are all successful</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input:</text:p>
            <text:p>POST to /hash but DO NOT HIT ENTER YET:</text:p>
            <text:p>Curl -X POST -H "application/json" -d '{"password":"goodpassword"}' <text:a xlink:href="http://127.0.0.1:8088/hash" xlink:type="simple">http://127.0.0.1:8088/hash</text:a></text:p>
            <text:p>3. Open an additional terminal window and input another POST to /hash but DO NOT HIT ENTER YET:</text:p>
            <text:p><text:span text:style-name="T1">curl -X POST -H "application/xml" -d '{"password":"goodpassword"}' http://127.0.0.1:8088/hash</text:span></text:p>
            <text:p><text:span text:style-name="T1">4. Send the POST in the first window and before the response is returned, send the second POST in the new window</text:span></text:p>
          </table:table-cell>
          <table:table-cell office:value-type="string" calcext:value-type="string">
            <text:p>1. Hash server application launches and is waiting</text:p>
            <text:p>2. New terminal window is open and ready to send</text:p>
            <text:p>3. New terminal window is open and ready to send</text:p>
            <text:p>4. Both hash POSTs respond as normal with a job id, the second POST has a job id that is incremented one above the first.</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6">
          <table:table-cell office:value-type="float" office:value="5" calcext:value-type="float">
            <text:p>5</text:p>
          </table:table-cell>
          <table:table-cell office:value-type="string" calcext:value-type="string">
            <text:p>Verify GET to /hash with empty job id</text:p>
          </table:table-cell>
          <table:table-cell office:value-type="string" calcext:value-type="string">
            <text:p>GET to /hash without a job id should return an error</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send a GET without the job identifier number:</text:p>
            <text:p>curl -H "application/json" curl -H "application/json” <text:a xlink:href="http://127.0.0.1:8088/hash" xlink:type="simple">http://127.0.0.1:8088/hash</text:a></text:p>
          </table:table-cell>
          <table:table-cell table:style-name="ce5" office:value-type="string" calcext:value-type="string">
            <text:p>1. Hash server application launches and is waiting</text:p>
            <text:p>2. GET returns error: “GET Not Supported”.  Hash application in other window is still waiting.</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6">
          <table:table-cell office:value-type="float" office:value="6" calcext:value-type="float">
            <text:p>6</text:p>
          </table:table-cell>
          <table:table-cell office:value-type="string" calcext:value-type="string">
            <text:p>Verify GET to /hash with unknown job id</text:p>
          </table:table-cell>
          <table:table-cell office:value-type="string" calcext:value-type="string">
            <text:p>GET to /hash with an unknown job id should return an error</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send a GET with an unknown job identifier number:</text:p>
            <text:p>curl -H "application/json" curl -H "application/json” <text:a xlink:href="http://127.0.0.1:8088/hash/999" xlink:type="simple">http://127.0.0.1:8088/hash/999</text:a></text:p>
          </table:table-cell>
          <table:table-cell table:style-name="ce5" office:value-type="string" calcext:value-type="string">
            <text:p>1. Hash server application launches and is waiting</text:p>
            <text:p>2. GET returns error: “Hash not found”.  Hash application in other window is still waiting.</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6">
          <table:table-cell office:value-type="float" office:value="7" calcext:value-type="float">
            <text:p>7</text:p>
          </table:table-cell>
          <table:table-cell office:value-type="string" calcext:value-type="string">
            <text:p>Verify GET to /hash with invalid chars for job id</text:p>
          </table:table-cell>
          <table:table-cell office:value-type="string" calcext:value-type="string">
            <text:p>GET to /hash with invalid characters should return an error</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send a GET with a non-numeric job identifier number:</text:p>
            <text:p>curl -H "application/json" curl -H "application/json” <text:a xlink:href="http://127.0.0.1:8088/hash/ABC" xlink:type="simple">http://127.0.0.1:8088/hash/ABC</text:a></text:p>
          </table:table-cell>
          <table:table-cell table:style-name="ce5" office:value-type="string" calcext:value-type="string">
            <text:p>1. Hash server application launches and is waiting</text:p>
            <text:p>2. GET returns error: “parsing “ABC”: invalid syntax”. Hash application in other window is still waiting.</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5">
          <table:table-cell office:value-type="float" office:value="8" calcext:value-type="float">
            <text:p>8</text:p>
          </table:table-cell>
          <table:table-cell office:value-type="string" calcext:value-type="string">
            <text:p>Verify GET to /hash during POST to /hash</text:p>
          </table:table-cell>
          <table:table-cell office:value-type="string" calcext:value-type="string">
            <text:p>GET to /hash during POST to /hash should be successful</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send:</text:p>
            <text:p>POST to /hash:</text:p>
            <text:p>Curl -X POST -H "application/json" -d '{"password":"goodpassword"}' <text:a xlink:href="http://127.0.0.1:8088/hash" xlink:type="simple">http://127.0.0.1:8088/hash</text:a></text:p>
            <text:p>3. Open an additional terminal window and input a GET with the returned job identifier number but DO NOT HIT ENTER YET:</text:p>
            <text:p><text:span text:style-name="T1">curl -H "application/json" curl -H "application/json” </text:span><text:span text:style-name="T1"><text:a xlink:href="http://127.0.0.1:8088/hash/" xlink:type="simple">http://127.0.0.1:8088/hash/</text:a></text:span><text:span text:style-name="T1">{jobId}</text:span></text:p>
            <text:p><text:span text:style-name="T1">4. Resend the POST again in the first window and before the response is returned, send the GET in the new window</text:span></text:p>
          </table:table-cell>
          <table:table-cell office:value-type="string" calcext:value-type="string">
            <text:p>1. Hash server application launches and is waiting</text:p>
            <text:p>2. POST is successful and returns a job identifier</text:p>
            <text:p>3. New terminal window is open and ready to send</text:p>
            <text:p>4. The GET response is returned correctly while the POST is still waiting and calculating</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7">
          <table:table-cell office:value-type="float" office:value="9" calcext:value-type="float">
            <text:p>9</text:p>
          </table:table-cell>
          <table:table-cell office:value-type="string" calcext:value-type="string">
            <text:p>Verify password was hashed correctly</text:p>
          </table:table-cell>
          <table:table-cell office:value-type="string" calcext:value-type="string">
            <text:p>Verify the password is correctly hashed and returned</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send:</text:p>
            <text:p>POST to /hash:</text:p>
            <text:p>Curl -X POST -H "application/json" -d '{"password":"goodpassword"}' <text:a xlink:href="http://127.0.0.1:8088/hash" xlink:type="simple">http://127.0.0.1:8088/hash</text:a>)</text:p>
            <text:p>3. Send a GET with the returned job identifier number:</text:p>
            <text:p><text:span text:style-name="T1">curl -H "application/json" curl -H "application/json” </text:span><text:span text:style-name="T1"><text:a xlink:href="http://127.0.0.1:8088/hash/" xlink:type="simple">http://127.0.0.1:8088/hash/</text:a></text:span><text:span text:style-name="T1">{jobId}</text:span></text:p>
          </table:table-cell>
          <table:table-cell office:value-type="string" calcext:value-type="string">
            <text:p>1. Hash server application launches and is waiting</text:p>
            <text:p>2. POST is successful and returns a job identifier</text:p>
            <text:p>3. The hash is returned.  It should be SHA512 hashed and then base64 encoded. For “goodpassword’ it should return:</text:p>
            <text:p>MjgzYzU0ZTY5MDk3MTJkMDZiM2RmOGE5ZWQ1N2QyODZiMWEzMzFhNTM2NjIzNzFmZmY1NWMyOTAyYWZlMGZlMDdhM2M5MTgxZGY3YWVkYWUwNzdlYTAzYWZjZWUyYTdmZWZkNjgzMGFhMTE3ZGY3ZjgwNWExYjQ2NzhjYTJkYWY=</text:p>
          </table:table-cell>
          <table:table-cell table:style-name="ce6" office:value-type="string" calcext:value-type="string">
            <text:p>Returns instead: </text:p>
            <text:p>KDxU5pCXEtBrPfip7VfShrGjMaU2Yjcf/1XCkCr+D+B6PJGB33rtrgd+oDr87ip/79aDCqEX33+AWhtGeMotrw==</text:p>
            <text:p/>
            <text:p/>
          </table:table-cell>
          <table:table-cell office:value-type="string" calcext:value-type="string">
            <text:p>FAILED</text:p>
          </table:table-cell>
          <table:table-cell table:number-columns-repeated="1016"/>
        </table:table-row>
        <table:table-row table:style-name="ro6">
          <table:table-cell office:value-type="float" office:value="10" calcext:value-type="float">
            <text:p>10</text:p>
          </table:table-cell>
          <table:table-cell office:value-type="string" calcext:value-type="string">
            <text:p>Verify GET to /stats without any jobs existing</text:p>
          </table:table-cell>
          <table:table-cell office:value-type="string" calcext:value-type="string">
            <text:p>GET to /stats before any jobs are run should be successful</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Before any POST requests are sent, in a new terminal window send a GET to /stats:</text:p>
            <text:p>curl -H "application/json" curl -H "application/json” <text:a xlink:href="http://127.0.0.1:8088/stats" xlink:type="simple">http://127.0.0.1:8088/stats</text:a></text:p>
          </table:table-cell>
          <table:table-cell table:style-name="ce5" office:value-type="string" calcext:value-type="string">
            <text:p>1. Hash server application launches and is waiting</text:p>
            <text:p>2. The JSON data structured response is returned: <text:span text:style-name="T2">{"TotalRequests":0,"AverageTime":0}</text:span></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8">
          <table:table-cell office:value-type="float" office:value="11" calcext:value-type="float">
            <text:p>11</text:p>
          </table:table-cell>
          <table:table-cell office:value-type="string" calcext:value-type="string">
            <text:p>Verify average time returned by GET to /stats</text:p>
          </table:table-cell>
          <table:table-cell office:value-type="string" calcext:value-type="string">
            <text:p>Verify the average time returned by GET to /stats is correct</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text:span text:style-name="T1">2. In a new terminal window send a POST to /hash: curl -X POST -H "application/json" -d '{"password":"goodpassword"}' )</text:span></text:p>
            <text:p>3. Send a GET to /stats:</text:p>
            <text:p>curl -H "application/json" curl -H "application/json” <text:a xlink:href="http://127.0.0.1:8088/stats" xlink:type="simple">http://127.0.0.1:8088/stats</text:a></text:p>
          </table:table-cell>
          <table:table-cell table:style-name="ce5" office:value-type="string" calcext:value-type="string">
            <text:p>1. Hash server application launches and is waiting</text:p>
            <text:p>2. The response should have ‘1’ for TotalRequests and the AverageTime should be around 6000 since there is a five second delay and then the hash is quickly calculated.</text:p>
          </table:table-cell>
          <table:table-cell table:style-name="ce6" office:value-type="string" calcext:value-type="string">
            <text:p>Returned:</text:p>
            <text:p>{"TotalRequests":1,"AverageTime":330992}</text:p>
            <text:p/>
            <text:p>This returned AverageTime is about 331s or about 5.5 minutes, should be about 6 seconds.</text:p>
          </table:table-cell>
          <table:table-cell office:value-type="string" calcext:value-type="string">
            <text:p>FAILED</text:p>
          </table:table-cell>
          <table:table-cell table:number-columns-repeated="1016"/>
        </table:table-row>
        <table:table-row table:style-name="ro9">
          <table:table-cell office:value-type="float" office:value="12" calcext:value-type="float">
            <text:p>12</text:p>
          </table:table-cell>
          <table:table-cell office:value-type="string" calcext:value-type="string">
            <text:p>Verify valid shutdown POST to /hash</text:p>
          </table:table-cell>
          <table:table-cell office:value-type="string" calcext:value-type="string">
            <text:p>Verify the hash server application can be shutdown</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text:span text:style-name="T1">2. In a new terminal window send a POST to /hash: </text:span></text:p>
            <text:p><text:span text:style-name="T1">Curl -X POST -d 'shutdown' </text:span><text:span text:style-name="T1"><text:a xlink:href="http://127.0.0.1:8088/hash" xlink:type="simple">http://127.0.0.1:8088/hash</text:a></text:span></text:p>
          </table:table-cell>
          <table:table-cell table:style-name="ce5" office:value-type="string" calcext:value-type="string">
            <text:p>1. Hash server application launches and is waiting</text:p>
            <text:p>2. There is 200 response in the POST window.  In the hash server application window the server is shutdown with the messages:</text:p>
            <text:p><text:span text:style-name="T3">{timestamp} Shutdown signal received</text:span></text:p>
            <text:p><text:span text:style-name="T3">{timestamp} Shutting down</text:span></text:p>
          </table:table-cell>
          <table:table-cell table:style-name="ce5" office:value-type="string" calcext:value-type="string">
            <text:p>There is no 200 response returned in the shutdown POST window.</text:p>
            <text:p/>
            <text:p>The server side shutdown response has a typo: ‘<text:span text:style-name="T2">recieved’ is spelled incorrectly</text:span></text:p>
          </table:table-cell>
          <table:table-cell office:value-type="string" calcext:value-type="string">
            <text:p>FAILED</text:p>
          </table:table-cell>
          <table:table-cell table:number-columns-repeated="1016"/>
        </table:table-row>
        <table:table-row table:style-name="ro10">
          <table:table-cell office:value-type="float" office:value="13" calcext:value-type="float">
            <text:p>13</text:p>
          </table:table-cell>
          <table:table-cell office:value-type="string" calcext:value-type="string">
            <text:p>Verify shutdown request during POST to /hash</text:p>
          </table:table-cell>
          <table:table-cell office:value-type="string" calcext:value-type="string">
            <text:p>Send shutdown request while POST to /hash is in progress and POST should finish and then shutdown</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input:</text:p>
            <text:p>POST to /hash but DO NOT HIT ENTER YET:</text:p>
            <text:p>Curl -X POST -H "application/json" -d '{"password":"goodpassword"}' <text:a xlink:href="http://127.0.0.1:8088/hash" xlink:type="simple">http://127.0.0.1:8088/hash</text:a></text:p>
            <text:p>3. Open an additional terminal window and input a shutdown POST to /hash but DO NOT HIT ENTER YET:</text:p>
            <text:p><text:span text:style-name="T1">curl -X POST -d 'shutdown' http://127.0.0.1:8088/hash</text:span></text:p>
            <text:p><text:span text:style-name="T1">4. Send the POST in the first window and before the response is returned, send the shutdown POST in the new window</text:span></text:p>
          </table:table-cell>
          <table:table-cell office:value-type="string" calcext:value-type="string">
            <text:p>1. Hash server application launches and is waiting</text:p>
            <text:p>2. New terminal window is open and ready to send</text:p>
            <text:p>3. New terminal window is open and ready to send</text:p>
            <text:p>4. The hash POST responds as normal with a job id.  The shutdown POST returns a 200 response.  The hash server application window shows the ‘Shutdown signal received’ and waits for the hash POST to complete and then displays the ‘Shutting down’ message.</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11">
          <table:table-cell office:value-type="float" office:value="14" calcext:value-type="float">
            <text:p>14</text:p>
          </table:table-cell>
          <table:table-cell office:value-type="string" calcext:value-type="string">
            <text:p>Verify sending requests when shutdown pending</text:p>
          </table:table-cell>
          <table:table-cell office:value-type="string" calcext:value-type="string">
            <text:p>Send shutdown request while POST to /hash is in progress and no additional password requests should be allowed</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2. In a new terminal window input:</text:p>
            <text:p>POST to /hash but DO NOT HIT ENTER YET:</text:p>
            <text:p>Curl -X POST -H "application/json" -d '{"password":"goodpassword"}' <text:a xlink:href="http://127.0.0.1:8088/hash" xlink:type="simple">http://127.0.0.1:8088/hash</text:a></text:p>
            <text:p>3. Open an additional terminal window and input a shutdown POST to /hash but DO NOT HIT ENTER YET:</text:p>
            <text:p><text:span text:style-name="T1">curl -X POST -d 'shutdown' http://127.0.0.1:8088/hash</text:span></text:p>
            <text:p><text:span text:style-name="T1">4. Send the POST in the first window and before the response is returned, send the shutdown POST in the new window and the additional hash POST after that</text:span></text:p>
            <text:p><text:span text:style-name="T1">5. Restart the server and repeat the above test but send a GET request to /hash instead of a POST for the third request:</text:span></text:p>
            <text:p><text:span text:style-name="T1">curl -H "application/json" curl -H "application/json” http://127.0.0.1:8088/hash/{jobId}</text:span></text:p>
            <text:p><text:span text:style-name="T1">6. Restart the server and repeat the above test but send a GET request to /stats instead of a POST for the third request:</text:span></text:p>
            <text:p><text:span text:style-name="T1">curl -H "application/json" </text:span><text:span text:style-name="T1"><text:a xlink:href="http://127.0.0.1:8088/stats" xlink:type="simple">http://127.0.0.1:8088/stats</text:a></text:span></text:p>
          </table:table-cell>
          <table:table-cell office:value-type="string" calcext:value-type="string">
            <text:p>1. Hash server application launches and is waiting</text:p>
            <text:p>2. New terminal window is open and ready to send</text:p>
            <text:p>3. New terminal window is open and ready to send</text:p>
            <text:p>4. The first hash POST responds as normal with a job id.  The shutdown POST returns a 200 response.  The second hash POST returns ‘Service Unavailable’.  The hash server application window shows the ‘Shutdown signal received’ after the shutdown request is received.  It then displays ‘received request after shutdown’ from the additional hash POST request.  It waits for the first hash POST request to complete and then displays the ‘Shutting down’ message.</text:p>
            <text:p>5. Same results as above</text:p>
            <text:p>6. Same results as above</text:p>
          </table:table-cell>
          <table:table-cell office:value-type="string" calcext:value-type="string">
            <text:p>The GET to /stats is returning a response when it is sent after the shutdown is pending.  There is also no ‘received request after shutdown’ message on the server side for that request.</text:p>
            <text:p/>
            <text:p>The ‘recieved request after shutdown’ message, has typo: </text:p>
            <text:p><text:span text:style-name="T1">‘</text:span><text:span text:style-name="T4">recieved’ is spelled incorrectly</text:span></text:p>
          </table:table-cell>
          <table:table-cell office:value-type="string" calcext:value-type="string">
            <text:p>FAILED</text:p>
          </table:table-cell>
          <table:table-cell table:number-columns-repeated="1016"/>
        </table:table-row>
        <table:table-row table:style-name="ro10">
          <table:table-cell office:value-type="float" office:value="15" calcext:value-type="float">
            <text:p>15</text:p>
          </table:table-cell>
          <table:table-cell office:value-type="string" calcext:value-type="string">
            <text:p>Verify sending requests after shutdown completed</text:p>
          </table:table-cell>
          <table:table-cell office:value-type="string" calcext:value-type="string">
            <text:p>Any requests should fail if server application is shutdown</text:p>
          </table:table-cell>
          <table:table-cell office:value-type="string" calcext:value-type="string">
            <text:p>Set PORT environment variable (ex: export PORT=8088)</text:p>
            <text:p/>
          </table:table-cell>
          <table:table-cell office:value-type="string" calcext:value-type="string">
            <text:p>1. Launch the hash server application in one terminal window</text:p>
            <text:p><text:span text:style-name="T1">2. In a new terminal window send a shutdown POST:: </text:span></text:p>
            <text:p><text:span text:style-name="T1">curl -X POST -d 'shutdown' </text:span><text:span text:style-name="T1"><text:a xlink:href="http://127.0.0.1:8088/hash" xlink:type="simple">http://127.0.0.1:8088/hash</text:a></text:span></text:p>
            <text:p><text:span text:style-name="T1">3. Send the same shutdown POST again</text:span></text:p>
            <text:p><text:span text:style-name="T1">4. Send a valid POST to /hash: </text:span></text:p>
            <text:p><text:span text:style-name="T1">curl -X POST -H "application/xml" -d '{"password":"goodpassword"}' </text:span><text:span text:style-name="T1"><text:a xlink:href="http://127.0.0.1:8088/hash" xlink:type="simple">http://127.0.0.1:8088/hash</text:a></text:span></text:p>
            <text:p><text:span text:style-name="T1">5. Send a valid GET to /hash:</text:span></text:p>
            <text:p><text:span text:style-name="T1">curl -H "application/json" </text:span><text:span text:style-name="T1"><text:a xlink:href="http://127.0.0.1:8088/hash/1" xlink:type="simple">http://127.0.0.1:8088/hash/1</text:a></text:span></text:p>
            <text:p><text:span text:style-name="T1">6. Send a valid GET to /stats:</text:span></text:p>
            <text:p><text:span text:style-name="T1">curl -H "application/json" </text:span><text:span text:style-name="T1"><text:a xlink:href="http://127.0.0.1:8088/stats" xlink:type="simple">http://127.0.0.1:8088/stats</text:a></text:span></text:p>
          </table:table-cell>
          <table:table-cell table:style-name="ce5" office:value-type="string" calcext:value-type="string">
            <text:p>1. Hash server application launches and is waiting</text:p>
            <text:p>2. In the hash server application window the server is shutdown.</text:p>
            <text:p>3. Response is: ‘<text:span text:style-name="T2">Failed to connect to 127.0.0.1 port 8088: Connection refused’</text:span></text:p>
            <text:p><text:span text:style-name="T2">4. Response is: ‘Failed to connect to 127.0.0.1 port 8088: Connection refused’</text:span></text:p>
            <text:p><text:span text:style-name="T2">5. Response is: ‘Failed to connect to 127.0.0.1 port 8088: Connection refused’</text:span></text:p>
            <text:p><text:span text:style-name="T2">6. Response is: ‘Failed to connect to 127.0.0.1 port 8088: Connection refused’</text:span></text:p>
          </table:table-cell>
          <table:table-cell office:value-type="string" calcext:value-type="string">
            <text:p>See Expected Results</text:p>
          </table:table-cell>
          <table:table-cell office:value-type="string" calcext:value-type="string">
            <text:p>PASSED</text:p>
          </table:table-cell>
          <table:table-cell table:number-columns-repeated="1016"/>
        </table:table-row>
        <table:table-row table:style-name="ro1" table:number-rows-repeated="2">
          <table:table-cell/>
          <table:table-cell table:style-name="Default" table:number-columns-repeated="7"/>
          <table:table-cell table:number-columns-repeated="101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9">00/00/0000</text:date>, <text:time style:data-style-name="N2" text:time-value="08:05:20.135209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H</meta:initial-creator>
    <meta:creation-date>2018-03-07T12:57:00.957908000</meta:creation-date>
    <dc:date>2018-03-09T08:06:44.616083000</dc:date>
    <dc:creator>D H</dc:creator>
    <meta:editing-duration>P1DT37M6S</meta:editing-duration>
    <meta:editing-cycles>35</meta:editing-cycles>
    <meta:generator>LibreOffice/5.4.5.1$MacOSX_X86_64 LibreOffice_project/79c9829dd5d8054ec39a82dc51cd9eff340dbee8</meta:generator>
    <meta:document-statistic meta:table-count="1" meta:cell-count="128" meta:object-count="0"/>
  </office:meta>
</office:document-meta>
</file>